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.25cm" fo:min-width="9.5cm"/>
      <style:paragraph-properties style:writing-mode="lr-tb"/>
    </style:style>
    <style:style style:name="gr2" style:family="graphic" style:parent-style-name="standard">
      <style:graphic-properties svg:stroke-color="#666666" draw:fill="none" draw:textarea-horizontal-align="justify" draw:textarea-vertical-align="middle" draw:auto-grow-height="false" fo:min-height="1.25cm" fo:min-width="4.5cm"/>
      <style:paragraph-properties style:writing-mode="lr-tb"/>
    </style:style>
    <style:style style:name="gr3" style:family="graphic" style:parent-style-name="standard">
      <style:graphic-properties svg:stroke-color="#666666" draw:fill="none" draw:textarea-horizontal-align="justify" draw:textarea-vertical-align="middle" draw:auto-grow-height="false" fo:min-height="1.25cm" fo:min-width="5cm"/>
      <style:paragraph-properties style:writing-mode="lr-tb"/>
    </style:style>
    <style:style style:name="gr4" style:family="graphic" style:parent-style-name="standard">
      <style:graphic-properties svg:stroke-color="#666666" draw:fill="none" draw:textarea-horizontal-align="justify" draw:textarea-vertical-align="middle" draw:auto-grow-height="false" fo:min-height="1.25cm" fo:min-width="7cm"/>
      <style:paragraph-properties style:writing-mode="lr-tb"/>
    </style:style>
    <style:style style:name="gr5" style:family="graphic" style:parent-style-name="objectwithoutfill">
      <style:graphic-properties svg:stroke-width="0.1cm" svg:stroke-color="#666666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0.953cm" fo:min-width="1.501cm"/>
      <style:paragraph-properties style:writing-mode="lr-tb"/>
    </style:style>
    <style:style style:name="gr7" style:family="graphic" style:parent-style-name="objectwithoutfill">
      <style:graphic-properties draw:stroke="dash" draw:stroke-dash="Dot" svg:stroke-color="#000000" draw:fill="none" draw:textarea-vertical-align="middle"/>
    </style:style>
    <style:style style:name="gr8" style:family="graphic" style:parent-style-name="standard">
      <style:graphic-properties draw:stroke="none" svg:stroke-color="#666666" draw:fill="none" draw:textarea-horizontal-align="justify" draw:textarea-vertical-align="middle" draw:auto-grow-height="false" fo:min-height="0.4cm" fo:min-width="0.75cm"/>
      <style:paragraph-properties style:writing-mode="lr-tb"/>
    </style:style>
    <style:style style:name="gr9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1.25cm" fo:min-width="3.05cm"/>
      <style:paragraph-properties style:writing-mode="lr-tb"/>
    </style:style>
    <style:style style:name="gr10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1.25cm" fo:min-width="3.2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="none"/>
      <style:paragraph-properties fo:text-align="center" style:writing-mode="lr-tb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0pt" fo:font-style="italic" style:font-size-asian="18pt" style:font-style-asian="italic" style:font-size-complex="18pt" style:font-style-complex="italic"/>
    </style:style>
    <style:style style:name="P5" style:family="paragraph">
      <loext:graphic-properties draw:fill="solid" draw:fill-color="#ffffd7"/>
      <style:paragraph-properties fo:text-align="center" style:writing-mode="lr-tb"/>
      <style:text-properties fo:font-size="10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 style:writing-mode="lr-tb"/>
      <style:text-properties fo:color="#666666" loext:opacity="100%" fo:font-size="14pt" fo:font-style="italic" style:font-size-asian="18pt" style:font-style-asian="italic" style:font-size-complex="18pt" style:font-style-complex="italic"/>
    </style:style>
    <style:style style:name="P7" style:family="paragraph">
      <loext:graphic-properties draw:fill="solid" draw:fill-color="#dddddd"/>
      <style:paragraph-properties fo:text-align="center" style:writing-mode="lr-tb"/>
      <style:text-properties fo:color="#666666" loext:opacity="100%" fo:font-size="14pt" fo:font-style="italic" style:font-size-asian="18pt" style:font-style-asian="italic" style:font-size-complex="18pt" style:font-style-complex="italic"/>
    </style:style>
    <style:style style:name="T1" style:family="text">
      <style:text-properties fo:color="#784b04" loext:opacity="100%" fo:font-size="14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color="#333333" loext:opacity="100%" fo:font-size="14pt" fo:font-weight="bold" style:font-weight-asian="bold" style:font-weight-complex="bold"/>
    </style:style>
    <style:style style:name="T4" style:family="text">
      <style:text-properties fo:color="#333333" loext:opacity="100%" fo:font-size="14pt" fo:font-weight="bold" style:font-size-asian="18pt" style:font-weight-asian="bold" style:font-size-complex="18pt" style:font-weight-complex="bold"/>
    </style:style>
    <style:style style:name="T5" style:family="text">
      <style:text-properties fo:color="#333333" loext:opacity="100%" fo:font-size="14pt" fo:font-weight="normal" style:font-weight-asian="normal" style:font-weight-complex="normal"/>
    </style:style>
    <style:style style:name="T6" style:family="text">
      <style:text-properties fo:font-size="10pt" fo:font-style="italic" style:font-size-asian="18pt" style:font-style-asian="italic" style:font-size-complex="18pt" style:font-style-complex="italic"/>
    </style:style>
    <style:style style:name="T7" style:family="text">
      <style:text-properties fo:color="#666666" loext:opacity="100%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0cm" svg:height="1.5cm" svg:x="7.4cm" svg:y="4cm">
          <text:p text:style-name="P1"><text:span text:style-name="T1">sealed class</text:span><text:span text:style-name="T2"> </text:span><text:span text:style-name="T3">Loan</text:span></text:p>
          <text:p text:style-name="P1"><text:span text:style-name="T1">permits</text:span><text:span text:style-name="T2"> </text:span><text:span text:style-name="T4">Mortgage</text:span><text:span text:style-name="T5">,</text:span><text:span text:style-name="T3"> CarLoan</text:span><text:span text:style-name="T5">,</text:span><text:span text:style-name="T3"> PersonalLo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1.5cm" svg:x="3.8cm" svg:y="8.6cm">
          <text:p text:style-name="P1"><text:span text:style-name="T1">final class</text:span><text:span text:style-name="T2"> </text:span><text:span text:style-name="T3">Mortg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5cm" svg:height="1.5cm" svg:x="9.6cm" svg:y="8.6cm">
          <text:p text:style-name="P1"><text:span text:style-name="T1">sealed class</text:span><text:span text:style-name="T2"> </text:span><text:span text:style-name="T3">CarLoan</text:span></text:p>
          <text:p text:style-name="P1"><text:span text:style-name="T1">permits</text:span><text:span text:style-name="T2"> </text:span><text:span text:style-name="T4">TaxiCarLoa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7.5cm" svg:height="1.5cm" svg:x="15.75cm" svg:y="8.6cm">
          <text:p text:style-name="P1"><text:span text:style-name="T1">non-sealed class</text:span><text:span text:style-name="T2"> </text:span><text:span text:style-name="T3">PersonalLoa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5cm" svg:height="1.5cm" svg:x="9.6cm" svg:y="13.15cm">
          <text:p text:style-name="P1"><text:span text:style-name="T1">final class</text:span><text:span text:style-name="T2"> </text:span><text:span text:style-name="T3">TaxiCarLoa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3cm" svg:y1="8.6cm" svg:x2="12.4cm" svg:y2="5.5cm" draw:start-shape="id1" draw:start-glue-point="0" draw:end-shape="id2" draw:end-glue-point="2" svg:d="M6300 8600l6100-3100" svg:viewBox="0 0 6101 3101">
          <text:p/>
        </draw:connector>
        <draw:connector draw:style-name="gr5" draw:text-style-name="P3" draw:layer="layout" draw:type="line" svg:x1="12.35cm" svg:y1="8.6cm" svg:x2="12.4cm" svg:y2="5.5cm" draw:start-shape="id3" draw:start-glue-point="0" draw:end-shape="id2" draw:end-glue-point="2" svg:d="M12350 8600l50-3100" svg:viewBox="0 0 51 3101">
          <text:p/>
        </draw:connector>
        <draw:connector draw:style-name="gr5" draw:text-style-name="P3" draw:layer="layout" draw:type="line" svg:x1="19.5cm" svg:y1="8.6cm" svg:x2="12.4cm" svg:y2="5.5cm" draw:start-shape="id4" draw:start-glue-point="0" draw:end-shape="id2" draw:end-glue-point="2" svg:d="M19500 8600l-7100-3100" svg:viewBox="0 0 7101 3101">
          <text:p/>
        </draw:connector>
        <draw:connector draw:style-name="gr5" draw:text-style-name="P3" draw:layer="layout" draw:type="line" svg:x1="12.35cm" svg:y1="13.15cm" svg:x2="12.35cm" svg:y2="10.1cm" draw:start-shape="id5" draw:start-glue-point="0" draw:end-shape="id3" draw:end-glue-point="2" svg:d="M12350 13150v-3050" svg:viewBox="0 0 1 3051">
          <text:p/>
        </draw:connector>
        <draw:connector draw:style-name="gr5" draw:text-style-name="P3" draw:layer="layout" draw:type="line" svg:x1="18cm" svg:y1="13.15cm" svg:x2="19.5cm" svg:y2="10.1cm" draw:start-shape="id6" draw:start-glue-point="0" draw:end-shape="id4" draw:end-glue-point="2" svg:d="M18000 13150l1500-3050" svg:viewBox="0 0 1501 3051">
          <text:p/>
        </draw:connector>
        <draw:custom-shape draw:style-name="gr6" draw:text-style-name="P5" xml:id="id7" draw:id="id7" draw:layer="layout" svg:width="2cm" svg:height="1.5cm" svg:x="23.75cm" svg:y="6.25cm">
          <text:p text:style-name="P4"><text:span text:style-name="T6">Can be </text:span><text:span text:style-name="T6"><text:line-break/></text:span><text:span text:style-name="T6">freely </text:span><text:span text:style-name="T6"><text:line-break/></text:span><text:span text:style-name="T6">extended</text:span><text:span text:style-name="T6"><text:line-break/></text:span><text:span text:style-name="T6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7" draw:text-style-name="P3" draw:layer="layout" draw:type="line" svg:x1="24.75cm" svg:y1="7.75cm" svg:x2="23.25cm" svg:y2="9.35cm" draw:start-shape="id7" draw:start-glue-point="6" draw:end-shape="id4" draw:end-glue-point="1" svg:d="M24750 7750l-1500 1600" svg:viewBox="0 0 1501 1601">
          <text:p/>
        </draw:connector>
        <draw:custom-shape draw:style-name="gr8" draw:text-style-name="P2" draw:layer="layout" svg:width="1.25cm" svg:height="0.65cm" svg:x="19.85cm" svg:y="13.75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8" draw:id="id8" draw:layer="layout" svg:width="3.55cm" svg:height="1.5cm" svg:x="20.85cm" svg:y="13.15cm">
          <text:p text:style-name="P6"><text:span text:style-name="T7">Client Class B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625cm" svg:y1="13.15cm" svg:x2="19.5cm" svg:y2="10.1cm" draw:start-shape="id8" draw:start-glue-point="0" draw:end-shape="id4" draw:end-glue-point="2" svg:d="M22625 13150l-3125-3050" svg:viewBox="0 0 3126 3051">
          <text:p/>
        </draw:connector>
        <draw:custom-shape draw:style-name="gr10" draw:text-style-name="P7" xml:id="id6" draw:id="id6" draw:layer="layout" svg:width="3.7cm" svg:height="1.5cm" svg:x="16.15cm" svg:y="13.15cm">
          <text:p text:style-name="P6"><text:span text:style-name="T7">Client Class 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2T15:29:03.552736462</meta:creation-date>
    <dc:date>2021-12-02T21:39:36.815228070</dc:date>
    <meta:editing-duration>PT1H20M12S</meta:editing-duration>
    <meta:editing-cycles>14</meta:editing-cycles>
    <meta:generator>LibreOffice/7.0.3.1$MacOSX_X86_64 LibreOffice_project/d7547858d014d4cf69878db179d326fc3483e082</meta:generator>
    <meta:document-statistic meta:object-count="16"/>
  </office:meta>
</office:document-meta>
</file>